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5df3c" officeooo:paragraph-rsid="0005df3c"/>
    </style:style>
    <style:style style:name="P2" style:family="paragraph" style:parent-style-name="Text_20_body">
      <style:text-properties officeooo:rsid="0007bc42" officeooo:paragraph-rsid="0007bc42"/>
    </style:style>
    <style:style style:name="P3" style:family="paragraph" style:parent-style-name="Text_20_body">
      <style:text-properties officeooo:rsid="00089b8f" officeooo:paragraph-rsid="00089b8f"/>
    </style:style>
    <style:style style:name="P4" style:family="paragraph" style:parent-style-name="Text_20_body">
      <style:text-properties officeooo:rsid="0009ec87" officeooo:paragraph-rsid="0009ec87"/>
    </style:style>
    <style:style style:name="P5" style:family="paragraph" style:parent-style-name="Text_20_body">
      <style:text-properties officeooo:rsid="000a4a7e" officeooo:paragraph-rsid="000a4a7e"/>
    </style:style>
    <style:style style:name="P6" style:family="paragraph" style:parent-style-name="Text_20_body">
      <style:text-properties officeooo:rsid="000b7b89" officeooo:paragraph-rsid="000b7b89"/>
    </style:style>
    <style:style style:name="P7" style:family="paragraph" style:parent-style-name="Text_20_body">
      <style:text-properties officeooo:rsid="000d1079" officeooo:paragraph-rsid="000d1079"/>
    </style:style>
    <style:style style:name="P8" style:family="paragraph" style:parent-style-name="Text_20_body">
      <style:text-properties officeooo:rsid="000eec71" officeooo:paragraph-rsid="000eec71"/>
    </style:style>
    <style:style style:name="P9" style:family="paragraph" style:parent-style-name="Text_20_body">
      <style:text-properties officeooo:rsid="00102209" officeooo:paragraph-rsid="00102209"/>
    </style:style>
    <style:style style:name="P10" style:family="paragraph" style:parent-style-name="Text_20_body">
      <style:text-properties officeooo:rsid="0014228a" officeooo:paragraph-rsid="0014228a"/>
    </style:style>
    <style:style style:name="P11" style:family="paragraph" style:parent-style-name="Text_20_body">
      <style:text-properties style:text-underline-style="solid" style:text-underline-width="auto" style:text-underline-color="font-color" officeooo:rsid="00165385" officeooo:paragraph-rsid="00165385"/>
    </style:style>
    <style:style style:name="P12" style:family="paragraph" style:parent-style-name="Text_20_body">
      <style:text-properties style:text-underline-style="solid" style:text-underline-width="auto" style:text-underline-color="font-color" officeooo:rsid="002e5c15" officeooo:paragraph-rsid="002e5c15"/>
    </style:style>
    <style:style style:name="P13" style:family="paragraph" style:parent-style-name="Text_20_body">
      <style:text-properties style:text-underline-style="solid" style:text-underline-width="auto" style:text-underline-color="font-color" officeooo:rsid="0039a55a" officeooo:paragraph-rsid="0039a55a"/>
    </style:style>
    <style:style style:name="P14" style:family="paragraph" style:parent-style-name="Text_20_body">
      <style:text-properties style:text-underline-style="solid" style:text-underline-width="auto" style:text-underline-color="font-color" officeooo:rsid="004aaf23" officeooo:paragraph-rsid="004aaf23"/>
    </style:style>
    <style:style style:name="P15" style:family="paragraph" style:parent-style-name="Text_20_body">
      <style:text-properties style:text-underline-style="solid" style:text-underline-width="auto" style:text-underline-color="font-color" officeooo:rsid="0051d3f6" officeooo:paragraph-rsid="0051d3f6"/>
    </style:style>
    <style:style style:name="P16" style:family="paragraph" style:parent-style-name="Text_20_body">
      <style:text-properties officeooo:rsid="0018c5d7" officeooo:paragraph-rsid="0018c5d7"/>
    </style:style>
    <style:style style:name="P17" style:family="paragraph" style:parent-style-name="Text_20_body">
      <style:text-properties officeooo:rsid="001cf84c" officeooo:paragraph-rsid="001cf84c"/>
    </style:style>
    <style:style style:name="P18" style:family="paragraph" style:parent-style-name="Text_20_body">
      <style:text-properties officeooo:rsid="002501d9" officeooo:paragraph-rsid="002501d9"/>
    </style:style>
    <style:style style:name="P19" style:family="paragraph" style:parent-style-name="Text_20_body">
      <style:text-properties officeooo:rsid="0026a57b" officeooo:paragraph-rsid="0026a57b"/>
    </style:style>
    <style:style style:name="P20" style:family="paragraph" style:parent-style-name="Text_20_body">
      <style:text-properties officeooo:rsid="00284d9e" officeooo:paragraph-rsid="00284d9e"/>
    </style:style>
    <style:style style:name="P21" style:family="paragraph" style:parent-style-name="Text_20_body">
      <style:text-properties officeooo:rsid="0029dd52" officeooo:paragraph-rsid="0029dd52"/>
    </style:style>
    <style:style style:name="P22" style:family="paragraph" style:parent-style-name="Text_20_body">
      <style:text-properties style:text-underline-style="none" officeooo:rsid="0032c2be" officeooo:paragraph-rsid="0032c2be"/>
    </style:style>
    <style:style style:name="P23" style:family="paragraph" style:parent-style-name="Text_20_body">
      <style:text-properties style:text-underline-style="none" officeooo:rsid="0039cd78" officeooo:paragraph-rsid="0039cd78"/>
    </style:style>
    <style:style style:name="P24" style:family="paragraph" style:parent-style-name="Text_20_body">
      <style:text-properties style:text-underline-style="none" officeooo:rsid="003b2f46" officeooo:paragraph-rsid="003b2f46"/>
    </style:style>
    <style:style style:name="P25" style:family="paragraph" style:parent-style-name="Text_20_body">
      <style:text-properties style:text-underline-style="none" officeooo:rsid="003c85be" officeooo:paragraph-rsid="003c85be"/>
    </style:style>
    <style:style style:name="P26" style:family="paragraph" style:parent-style-name="Text_20_body" style:list-style-name="L1">
      <style:text-properties style:text-underline-style="none" officeooo:rsid="003c85be" officeooo:paragraph-rsid="003c85be"/>
    </style:style>
    <style:style style:name="P27" style:family="paragraph" style:parent-style-name="Text_20_body">
      <style:text-properties style:text-underline-style="none" officeooo:rsid="00422a08" officeooo:paragraph-rsid="00422a08"/>
    </style:style>
    <style:style style:name="P28" style:family="paragraph" style:parent-style-name="Text_20_body" style:list-style-name="L2">
      <style:text-properties style:text-underline-style="none" officeooo:rsid="00422a08" officeooo:paragraph-rsid="00422a08"/>
    </style:style>
    <style:style style:name="P29" style:family="paragraph" style:parent-style-name="Text_20_body" style:list-style-name="L2">
      <style:text-properties style:text-underline-style="none" officeooo:rsid="00427989" officeooo:paragraph-rsid="00427989"/>
    </style:style>
    <style:style style:name="P30" style:family="paragraph" style:parent-style-name="Text_20_body">
      <style:text-properties style:text-underline-style="none" officeooo:rsid="00429f77" officeooo:paragraph-rsid="00429f77"/>
    </style:style>
    <style:style style:name="P31" style:family="paragraph" style:parent-style-name="Text_20_body">
      <style:text-properties style:text-underline-style="none" officeooo:rsid="0047985b" officeooo:paragraph-rsid="0047985b"/>
    </style:style>
    <style:style style:name="P32" style:family="paragraph" style:parent-style-name="Text_20_body">
      <style:text-properties style:text-underline-style="none" officeooo:rsid="004cc85d" officeooo:paragraph-rsid="004cc85d"/>
    </style:style>
    <style:style style:name="P33" style:family="paragraph" style:parent-style-name="Text_20_body">
      <style:text-properties style:text-underline-style="none" officeooo:rsid="00537645" officeooo:paragraph-rsid="00537645"/>
    </style:style>
    <style:style style:name="P34" style:family="paragraph" style:parent-style-name="Text_20_body">
      <style:text-properties style:text-underline-style="none" officeooo:rsid="0056f8df" officeooo:paragraph-rsid="00586be9"/>
    </style:style>
    <style:style style:name="P35" style:family="paragraph" style:parent-style-name="Text_20_body">
      <style:text-properties officeooo:rsid="003840fb" officeooo:paragraph-rsid="003840fb"/>
    </style:style>
    <style:style style:name="P36" style:family="paragraph" style:parent-style-name="Text_20_body">
      <style:text-properties officeooo:rsid="00490be4" officeooo:paragraph-rsid="00490be4"/>
    </style:style>
    <style:style style:name="P37" style:family="paragraph" style:parent-style-name="Text_20_body">
      <style:text-properties officeooo:rsid="004916ae" officeooo:paragraph-rsid="004916ae"/>
    </style:style>
    <style:style style:name="P38" style:family="paragraph" style:parent-style-name="Text_20_body">
      <style:text-properties officeooo:rsid="0050d062" officeooo:paragraph-rsid="0050d062"/>
    </style:style>
    <style:style style:name="P39" style:family="paragraph" style:parent-style-name="Text_20_body">
      <style:text-properties officeooo:rsid="005a7a68" officeooo:paragraph-rsid="005a7a68"/>
    </style:style>
    <style:style style:name="P40" style:family="paragraph" style:parent-style-name="Text_20_body">
      <style:text-properties officeooo:rsid="005d9489" officeooo:paragraph-rsid="005d9489"/>
    </style:style>
    <style:style style:name="P41" style:family="paragraph" style:parent-style-name="Text_20_body">
      <style:text-properties officeooo:rsid="005f06a3" officeooo:paragraph-rsid="005f06a3"/>
    </style:style>
    <style:style style:name="P42" style:family="paragraph" style:parent-style-name="Text_20_body">
      <style:text-properties officeooo:rsid="0060fb7d" officeooo:paragraph-rsid="0060fb7d"/>
    </style:style>
    <style:style style:name="P43" style:family="paragraph" style:parent-style-name="Text_20_body">
      <style:text-properties officeooo:rsid="00614dbf" officeooo:paragraph-rsid="00614dbf"/>
    </style:style>
    <style:style style:name="P44" style:family="paragraph" style:parent-style-name="Text_20_body">
      <style:text-properties officeooo:rsid="006186cc" officeooo:paragraph-rsid="006186cc"/>
    </style:style>
    <style:style style:name="P45" style:family="paragraph" style:parent-style-name="Title">
      <style:text-properties officeooo:rsid="00038772" officeooo:paragraph-rsid="00038772"/>
    </style:style>
    <style:style style:name="T1" style:family="text">
      <style:text-properties officeooo:rsid="0011f2ae"/>
    </style:style>
    <style:style style:name="T2" style:family="text">
      <style:text-properties officeooo:rsid="00156339"/>
    </style:style>
    <style:style style:name="T3" style:family="text">
      <style:text-properties officeooo:rsid="001a3a94"/>
    </style:style>
    <style:style style:name="T4" style:family="text">
      <style:text-properties officeooo:rsid="001b940f"/>
    </style:style>
    <style:style style:name="T5" style:family="text">
      <style:text-properties officeooo:rsid="001ef3e6"/>
    </style:style>
    <style:style style:name="T6" style:family="text">
      <style:text-properties officeooo:rsid="00203136"/>
    </style:style>
    <style:style style:name="T7" style:family="text">
      <style:text-properties officeooo:rsid="00216700"/>
    </style:style>
    <style:style style:name="T8" style:family="text">
      <style:text-properties officeooo:rsid="00222540"/>
    </style:style>
    <style:style style:name="T9" style:family="text">
      <style:text-properties officeooo:rsid="0023ba74"/>
    </style:style>
    <style:style style:name="T10" style:family="text">
      <style:text-properties officeooo:rsid="002665fe"/>
    </style:style>
    <style:style style:name="T11" style:family="text">
      <style:text-properties officeooo:rsid="0026a57b"/>
    </style:style>
    <style:style style:name="T12" style:family="text">
      <style:text-properties officeooo:rsid="0027ce81"/>
    </style:style>
    <style:style style:name="T13" style:family="text">
      <style:text-properties officeooo:rsid="0029dd52"/>
    </style:style>
    <style:style style:name="T14" style:family="text">
      <style:text-properties officeooo:rsid="00335cb2"/>
    </style:style>
    <style:style style:name="T15" style:family="text">
      <style:text-properties officeooo:rsid="0033813d"/>
    </style:style>
    <style:style style:name="T16" style:family="text">
      <style:text-properties officeooo:rsid="00352a29"/>
    </style:style>
    <style:style style:name="T17" style:family="text">
      <style:text-properties officeooo:rsid="003a39eb"/>
    </style:style>
    <style:style style:name="T18" style:family="text">
      <style:text-properties officeooo:rsid="003b11fd"/>
    </style:style>
    <style:style style:name="T19" style:family="text">
      <style:text-properties officeooo:rsid="003bc129"/>
    </style:style>
    <style:style style:name="T20" style:family="text">
      <style:text-properties officeooo:rsid="003bfc3e"/>
    </style:style>
    <style:style style:name="T21" style:family="text">
      <style:text-properties officeooo:rsid="003c0220"/>
    </style:style>
    <style:style style:name="T22" style:family="text">
      <style:text-properties officeooo:rsid="003d12ef"/>
    </style:style>
    <style:style style:name="T23" style:family="text">
      <style:text-properties officeooo:rsid="003eaebc"/>
    </style:style>
    <style:style style:name="T24" style:family="text">
      <style:text-properties officeooo:rsid="00408f65"/>
    </style:style>
    <style:style style:name="T25" style:family="text">
      <style:text-properties officeooo:rsid="0043b702"/>
    </style:style>
    <style:style style:name="T26" style:family="text">
      <style:text-properties officeooo:rsid="004589ee"/>
    </style:style>
    <style:style style:name="T27" style:family="text">
      <style:text-properties officeooo:rsid="0048582d"/>
    </style:style>
    <style:style style:name="T28" style:family="text">
      <style:text-properties officeooo:rsid="00489b37"/>
    </style:style>
    <style:style style:name="T29" style:family="text">
      <style:text-properties officeooo:rsid="0049b55c"/>
    </style:style>
    <style:style style:name="T30" style:family="text">
      <style:text-properties officeooo:rsid="004da00d"/>
    </style:style>
    <style:style style:name="T31" style:family="text">
      <style:text-properties officeooo:rsid="004e120d"/>
    </style:style>
    <style:style style:name="T32" style:family="text">
      <style:text-properties officeooo:rsid="004e59fb"/>
    </style:style>
    <style:style style:name="T33" style:family="text">
      <style:text-properties officeooo:rsid="00511582"/>
    </style:style>
    <style:style style:name="T34" style:family="text">
      <style:text-properties officeooo:rsid="00550e00"/>
    </style:style>
    <style:style style:name="T35" style:family="text">
      <style:text-properties officeooo:rsid="00586be9"/>
    </style:style>
    <style:style style:name="T36" style:family="text">
      <style:text-properties officeooo:rsid="005a9069"/>
    </style:style>
    <style:style style:name="T37" style:family="text">
      <style:text-properties officeooo:rsid="005c0e3c"/>
    </style:style>
    <style:style style:name="T38" style:family="text">
      <style:text-properties officeooo:rsid="005dc1e6"/>
    </style:style>
    <style:style style:name="T39" style:family="text">
      <style:text-properties officeooo:rsid="0062356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Persistence</text:p>
      <text:p text:style-name="Subtitle">Data Integrity and Protection</text:p>
      <text:p text:style-name="P9">In this chapter, we focus on reliability, <text:span text:style-name="T1">specifically how a file system can ensure that data is safe, given the unreliable nature of modern storage devices?</text:span></text:p>
      <text:p text:style-name="P10">The general area is referred to as data integrity or data protection. <text:span text:style-name="T2">We will investigate and study techniques used to ensure that the data you put into your storage system is the same when the storage system returns it to you. </text:span></text:p>
      <text:p text:style-name="P11">The Crux: How Do We Ensure Data Integrity?</text:p>
      <text:p text:style-name="P1">45.1 Disk Failure Modes</text:p>
      <text:p text:style-name="P16">Disks are not perfect, and can fail. <text:span text:style-name="T3">Besides <text:s/>the fail-stop model, threre are other failrure modes that modern disks exhibit. </text:span><text:span text:style-name="T4">2 types of single block failures are common: latent-sector errors (LSEs) and block corruption. </text:span></text:p>
      <text:p text:style-name="P17">LSE arise when a disk <text:s/>sector has been damaged <text:span text:style-name="T5">by e.g. the disk head, a so called disk crash. </text:span><text:span text:style-name="T6">Cosmic rays can also fli bits leading to incorrect contents. </text:span><text:span text:style-name="T7">Fortunately, in-disk error correction codes (ECC) </text:span><text:span text:style-name="T8">are used by the drive to determine whether on-disk bits in a block are good, </text:span><text:span text:style-name="T9">in some casees also fix them. </text:span></text:p>
      <text:p text:style-name="P18">There are also cases where a disk block becomes corrupt in a way not detectable by the disk itself. <text:span text:style-name="T10">For example, buggy firmware may write the a block to the wrong location. </text:span><text:span text:style-name="T11">ECC may then indicate that the block contents are fine but from the clients perspective a faulty block is returned. </text:span></text:p>
      <text:p text:style-name="P19">A block may also get corrupted if it is transferred over a faulty bus connection. <text:span text:style-name="T12">These are examples of silent faults (disks gives no indication os the problem and returns faulty data). </text:span></text:p>
      <text:p text:style-name="P20">We also <text:s/>have the fail-partial disk model <text:span text:style-name="T13">(disks can also be seamingly working and have one or more blocks becoming inaccessible <text:s/>or hold the wrong contents). So the disk may include both non-silent partial faults and silent partial faults. </text:span></text:p>
      <text:p text:style-name="P21">The type of failures found about LSEs and corruption on both cheap and costly drives are found on p. 589. </text:p>
      <text:p text:style-name="P1">45.2 Handling Latent Sector Errors</text:p>
      <text:p text:style-name="P12">The Crux: How Do We Handle Latent Sector Errors?</text:p>
      <text:p text:style-name="P22">Detected problems are recovered through standard redundancy mechanisms. <text:span text:style-name="T14">For example for RAID-4 and RAID-5, blocks are reconstructed with the use of parity. </text:span><text:span text:style-name="T15">In a mirrored system (RAID-1), the meachanism should return the alternate copy. </text:span><text:span text:style-name="T16">RAID-DP is implemented and used by NetApp <text:s/>and has the equivalents of two parity disks instead of one. </text:span></text:p>
      <text:p text:style-name="P2">45.3 Detecting Corruption: The Checksum</text:p>
      <text:p text:style-name="P35">Tackling of silent errors through data corruption. </text:p>
      <text:p text:style-name="P13">The Crux: How Do We Preserve Data Integrity Despite Corruption?</text:p>
      <text:p text:style-name="P23"><text:soft-page-break/>Unlike latent setor errors, detection of corruption <text:span text:style-name="T17">is </text:span>a key problem. <text:span text:style-name="T18">How can we tell that a block is bad, there are many techniques. </text:span></text:p>
      <text:p text:style-name="P24">The primary mechanism used by mmodern storage systems to preserve data integrity is called the checksum. <text:span text:style-name="T19">A checksum is simply the result of a functin that takes a chunk of data as input and computes a function over said data, producing a summary of the contents of that data </text:span><text:span text:style-name="T20">(could be 4 or 8 bytes). </text:span><text:span text:style-name="T21">The summary is referred to as a checksum. </text:span></text:p>
      <text:p text:style-name="P25">The goal with a checksum is for a system to detect if data has been: </text:p>
      <text:list xml:id="list3974772517" text:style-name="L1">
        <text:list-item>
          <text:p text:style-name="P26">Corrupted</text:p>
        </text:list-item>
        <text:list-item>
          <text:p text:style-name="P26">Altered</text:p>
        </text:list-item>
      </text:list>
      <text:p text:style-name="P25">Usually, the checksum is stored with the data and the checksum function is hidden. <text:span text:style-name="T22">This way, if the data is modified it will not generate the stored checksum, and noone can change the checksum unless they have the checksum function. </text:span><text:span text:style-name="T23">A checksum must be computed fast and have low memory overhead </text:span><text:span text:style-name="T24">at the same time as being able to represent a larger size of data. </text:span></text:p>
      <text:p text:style-name="P27">Example of common checksums are:</text:p>
      <text:list xml:id="list2768082173" text:style-name="L2">
        <text:list-item>
          <text:p text:style-name="P28">XOR-based checksum</text:p>
        </text:list-item>
        <text:list-item>
          <text:p text:style-name="P28">Addition checksum</text:p>
        </text:list-item>
        <text:list-item>
          <text:p text:style-name="P28">Fletcher checksum</text:p>
        </text:list-item>
        <text:list-item>
          <text:p text:style-name="P29">Cyclic-redundancy check (CRC) checksum</text:p>
        </text:list-item>
      </text:list>
      <text:p text:style-name="P30">In the context of checksums, a collision is when 2 different piece of data generates the very same checksum <text:span text:style-name="T25">(very unlikely with a good algorithm, but not impossible). </text:span><text:span text:style-name="T26">There are no such thing as a perfect checksum or a “free lunch”. </text:span></text:p>
      <text:p text:style-name="P31">A checksum is commonly used for each disk sector <text:span text:style-name="T27">and are usually small (4 – 8 bytes). </text:span><text:span text:style-name="T28">There are different schemes on how to store checksums. </text:span></text:p>
      <text:p text:style-name="P3">45.4 Using Checksum</text:p>
      <text:p text:style-name="P36">Stored checksums are computed checksums that are stored on disk (e.g. for a specific block). Computed checksums are computed by the client over a retrieved block. </text:p>
      <text:p text:style-name="P4">45.5 A New Problem: Misdirected Writes</text:p>
      <text:p text:style-name="P37">A misdirected <text:s/>write is an unusual failure mode on a modern disk. <text:span text:style-name="T29">This arise in disk and RAID controllers which write data to disk correctly but at the wrong location. </text:span></text:p>
      <text:p text:style-name="P14">The Crux: How Do We Handle Misdirected Writes?</text:p>
      <text:p text:style-name="P32">Solution: Add a little more information to each checksum. <text:span text:style-name="T30">In this case, we add a physical <text:s/>identifier (Physical ID). </text:span><text:span text:style-name="T31">With this is is easy for a client to determine whether the crrect information resides within a particular locale. </text:span><text:span text:style-name="T32">If information does not match, we have had a misdirected write and a corruption has been detected. </text:span></text:p>
      <text:p text:style-name="P5">45.6 One Last Problem: Lost Writes</text:p>
      <text:p text:style-name="P38"><text:soft-page-break/>Some modern storage devices also have an issue nowwn as a lost write (uncommon too). <text:span text:style-name="T33">A lost write occurs when the device informs the upper layer that a write has been completed but in fact it never persisted so what remain is the cold content of the disk instead of the update. </text:span></text:p>
      <text:p text:style-name="P15">The Crux: How Do We Handle Lost Writes?</text:p>
      <text:p text:style-name="P33">There are a classic approach: perform a write verify or a read-after write. By immediately reading the data after a write, the system can ensure that the data indeed reached the surface or media. <text:span text:style-name="T34">Thi approach however, is quite slow. </text:span></text:p>
      <text:p text:style-name="P34">Some systems add a checksum elsewhere in the system to detect lost writes. <text:span text:style-name="T35">If a checksum is added in each file system indode and indirect block for every block included within a file, only if the writes to both inode and data is lost simultaniously will such a scheme fail, very unlikely, but not impossible situation. </text:span></text:p>
      <text:p text:style-name="P6">45.7 Scrubbing</text:p>
      <text:p text:style-name="P39">Some checksums are checked when data is accessed through applications, but most data is rarely <text:span text:style-name="T36">accessed, and thus not checked. </text:span><text:span text:style-name="T37">Unchecked data is problematic for a reliable storage system. To remedy this problem, many system utilize disk scrubbing of various forms. </text:span></text:p>
      <text:p text:style-name="P40">Disk scrubbing is about periodically reading thrugh every block of the system, and checking wwhether checksums are still valid. This way, the disk system can reduce the chances that all copies of a certain data item becomes corrupted. <text:span text:style-name="T38">Typical systems scans on a nightly or weekly basis. </text:span></text:p>
      <text:p text:style-name="P7">45.8 Overheads Of Checksuming</text:p>
      <text:p text:style-name="P41">Using checksums comes with 2 overheads: space and time. </text:p>
      <text:p text:style-name="P42">Space overheads comes in 2 forms: On-disk and memory.</text:p>
      <text:p text:style-name="P43">While space overheads are small, time overheads can be noticable: Minimally the CPU must compute a checksum for each block both upon storage and accessing data. </text:p>
      <text:p text:style-name="P44">To recude performance overheads, many systems empoy combination of data copying and checksumming. <text:span text:style-name="T39">Checksumming schemes inducing ectra I/O overheads can be reduced by desiign, and for any extra I/O we can control when scrubbing activity can take place. </text:span></text:p>
      <text:p text:style-name="P8">45.9 Summar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5T18:28:56.793501992</meta:creation-date>
    <dc:date>2020-12-25T20:20:08.136213570</dc:date>
    <meta:editing-duration>PT1H50M24S</meta:editing-duration>
    <meta:editing-cycles>96</meta:editing-cycles>
    <meta:generator>LibreOffice/6.4.6.2$Linux_X86_64 LibreOffice_project/40$Build-2</meta:generator>
    <meta:document-statistic meta:table-count="0" meta:image-count="0" meta:object-count="0" meta:page-count="3" meta:paragraph-count="51" meta:word-count="1129" meta:character-count="6639" meta:non-whitespace-character-count="5533"/>
  </office:meta>
</office:document-meta>
</file>